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2.2945in"/>
    </style:style>
    <style:style style:name="co8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nguage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9"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table:style-name="ce20" office:value-type="string" calcext:value-type="string">
            <text:p>YES</text:p>
          </table:table-cell>
          <table:table-cell office:value-type="string" calcext:value-type="string">
            <text:p>Easy, linked List, Recursion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28. Implement strStr()</text:p>
          </table:table-cell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35. Search Insert Position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 Binary Search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53. Maximum Subarray</text:p>
          </table:table-cell>
          <table:table-cell table:style-name="ce2" office:value-type="string" calcext:value-type="string">
            <text:p>07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58. Length of Last Word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6" office:value-type="string" calcext:value-type="string">
            <text:p>66. Plus One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67. Add Binary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th 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Math, 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 table:number-rows-repeated="986">
          <table:table-cell/>
          <table:table-cell table:style-name="ce2"/>
          <table:table-cell table:number-columns-repeated="6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2:50:14.837749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6-08T19:52:47.253601230</dc:date>
    <meta:editing-duration>P1DT7H4M29S</meta:editing-duration>
    <meta:editing-cycles>22</meta:editing-cycles>
    <meta:document-statistic meta:table-count="1" meta:cell-count="124" meta:object-count="0"/>
  </office:meta>
</office:document-meta>
</file>